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645" officeooo:paragraph-rsid="000e0645"/>
    </style:style>
    <style:style style:name="P2" style:family="paragraph" style:parent-style-name="Standard">
      <style:text-properties fo:font-style="italic" officeooo:rsid="000e0645" officeooo:paragraph-rsid="000e0645" style:font-style-asian="italic" style:font-style-complex="italic"/>
    </style:style>
    <style:style style:name="P3" style:family="paragraph" style:parent-style-name="Standard">
      <style:text-properties officeooo:rsid="000ecbc6" officeooo:paragraph-rsid="000ecbc6"/>
    </style:style>
    <style:style style:name="P4" style:family="paragraph" style:parent-style-name="Standard">
      <style:text-properties officeooo:rsid="000f1c36" officeooo:paragraph-rsid="000f1c36"/>
    </style:style>
    <style:style style:name="P5" style:family="paragraph" style:parent-style-name="Standard">
      <style:text-properties officeooo:rsid="000ecbc6" officeooo:paragraph-rsid="000ecbc6"/>
    </style:style>
    <style:style style:name="P6" style:family="paragraph" style:parent-style-name="Standard">
      <style:text-properties officeooo:rsid="000ecbc6" officeooo:paragraph-rsid="00281ee0"/>
    </style:style>
    <style:style style:name="P7" style:family="paragraph" style:parent-style-name="Standard">
      <style:text-properties officeooo:rsid="0017b47a" officeooo:paragraph-rsid="0017b47a"/>
    </style:style>
    <style:style style:name="P8" style:family="paragraph" style:parent-style-name="Standard">
      <style:text-properties officeooo:rsid="0017b47a" officeooo:paragraph-rsid="00281ee0"/>
    </style:style>
    <style:style style:name="P9" style:family="paragraph" style:parent-style-name="Standard">
      <style:text-properties fo:font-weight="bold" officeooo:rsid="00281ee0" officeooo:paragraph-rsid="00281ee0" style:font-weight-asian="bold" style:font-weight-complex="bold"/>
    </style:style>
    <style:style style:name="P10" style:family="paragraph" style:parent-style-name="Standard">
      <style:text-properties officeooo:rsid="000f1c36" officeooo:paragraph-rsid="000f1c36"/>
    </style:style>
    <style:style style:name="P11" style:family="paragraph" style:parent-style-name="Standard">
      <style:text-properties officeooo:rsid="000f1c36" officeooo:paragraph-rsid="00281ee0"/>
    </style:style>
    <style:style style:name="P12" style:family="paragraph" style:parent-style-name="Standard">
      <style:text-properties officeooo:paragraph-rsid="000f1c36"/>
    </style:style>
    <style:style style:name="P13" style:family="paragraph" style:parent-style-name="Standard">
      <style:text-properties officeooo:rsid="00104463" officeooo:paragraph-rsid="00104463"/>
    </style:style>
    <style:style style:name="P14" style:family="paragraph" style:parent-style-name="Standard">
      <style:text-properties officeooo:paragraph-rsid="00104463"/>
    </style:style>
    <style:style style:name="P15" style:family="paragraph" style:parent-style-name="Standard">
      <style:text-properties officeooo:paragraph-rsid="00192948"/>
    </style:style>
    <style:style style:name="P16" style:family="paragraph" style:parent-style-name="Standard">
      <style:text-properties officeooo:rsid="001cac4e" officeooo:paragraph-rsid="001cac4e"/>
    </style:style>
    <style:style style:name="P17" style:family="paragraph" style:parent-style-name="Standard">
      <style:text-properties officeooo:rsid="00200ba0" officeooo:paragraph-rsid="00200ba0"/>
    </style:style>
    <style:style style:name="P18" style:family="paragraph" style:parent-style-name="Text_20_body">
      <style:text-properties officeooo:rsid="00215d6b" officeooo:paragraph-rsid="00215d6b"/>
    </style:style>
    <style:style style:name="P19" style:family="paragraph" style:parent-style-name="Text_20_body">
      <style:text-properties officeooo:rsid="0029e65c" officeooo:paragraph-rsid="0029e65c"/>
    </style:style>
    <style:style style:name="P20" style:family="paragraph" style:parent-style-name="Text_20_body" style:list-style-name="L2">
      <style:text-properties officeooo:rsid="0029e65c" officeooo:paragraph-rsid="0029e65c"/>
    </style:style>
    <style:style style:name="P21" style:family="paragraph" style:parent-style-name="Text_20_body">
      <style:text-properties officeooo:rsid="0029e65c" officeooo:paragraph-rsid="002a0b00"/>
    </style:style>
    <style:style style:name="P22" style:family="paragraph" style:parent-style-name="Text_20_body" style:list-style-name="L1">
      <style:text-properties officeooo:paragraph-rsid="0029e65c"/>
    </style:style>
    <style:style style:name="P23" style:family="paragraph" style:parent-style-name="Text_20_body" style:list-style-name="L3">
      <style:text-properties officeooo:rsid="002a0b00" officeooo:paragraph-rsid="002a0b00"/>
    </style:style>
    <style:style style:name="P24" style:family="paragraph" style:parent-style-name="Text_20_body">
      <style:paragraph-properties fo:margin-top="0.199cm" fo:margin-bottom="0.21cm" loext:contextual-spacing="false" style:writing-mode="page"/>
      <style:text-properties officeooo:rsid="0029e65c" officeooo:paragraph-rsid="0029e65c"/>
    </style:style>
    <style:style style:name="P25" style:family="paragraph" style:parent-style-name="Header" style:list-style-name="Numbering_20_1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6" style:family="paragraph" style:parent-style-name="Sekce">
      <style:text-properties officeooo:rsid="000ecbc6" officeooo:paragraph-rsid="000ecbc6"/>
    </style:style>
    <style:style style:name="P27" style:family="paragraph" style:parent-style-name="Sekce">
      <style:text-properties officeooo:rsid="000f1c36" officeooo:paragraph-rsid="000f1c36"/>
    </style:style>
    <style:style style:name="P28" style:family="paragraph" style:parent-style-name="Sekce">
      <style:text-properties officeooo:rsid="00104463" officeooo:paragraph-rsid="00104463"/>
    </style:style>
    <style:style style:name="P29" style:family="paragraph" style:parent-style-name="Sekce" style:list-style-name="Numbering_20_1" style:master-page-name="">
      <loext:graphic-properties draw:fill="none"/>
      <style:paragraph-properties fo:margin-left="-0.4cm" fo:margin-right="0cm" fo:margin-top="0.6cm" fo:margin-bottom="0.4cm" loext:contextual-spacing="false" fo:text-align="start" style:justify-single-word="false" fo:text-indent="0cm" style:auto-text-indent="false" style:page-number="auto" fo:background-color="transparent" style:writing-mode="page">
        <style:tab-stops/>
      </style:paragraph-properties>
      <style:text-properties officeooo:rsid="00104463" officeooo:paragraph-rsid="00104463"/>
    </style:style>
    <style:style style:name="P30" style:family="paragraph" style:parent-style-name="Footer">
      <style:paragraph-properties fo:text-align="center" style:justify-single-word="false"/>
    </style:style>
    <style:style style:name="T1" style:family="text">
      <style:text-properties style:font-name="Calibri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alibri"/>
    </style:style>
    <style:style style:name="T4" style:family="text">
      <style:text-properties officeooo:rsid="000f1c36"/>
    </style:style>
    <style:style style:name="T5" style:family="text">
      <style:text-properties officeooo:rsid="000ecbc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b47a" style:font-weight-asian="bold" style:font-weight-complex="bold"/>
    </style:style>
    <style:style style:name="T8" style:family="text">
      <style:text-properties fo:font-weight="bold" officeooo:rsid="00281ee0" style:font-weight-asian="bold" style:font-weight-complex="bold"/>
    </style:style>
    <style:style style:name="T9" style:family="text">
      <style:text-properties fo:color="#0000ff" style:font-name="Consolas" fo:font-size="9.5pt" style:font-size-asian="9.5pt" fo:background-color="#ffffff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000000" style:font-name="Consolas" fo:font-size="9.5pt" officeooo:rsid="00192948" style:font-size-asian="9.5pt" fo:background-color="#ffffff"/>
    </style:style>
    <style:style style:name="T12" style:family="text">
      <style:text-properties fo:color="#000000" style:font-name="Calibri1" fo:font-size="11pt" style:font-size-asian="11pt" style:font-size-complex="11pt" fo:background-color="#ffffff"/>
    </style:style>
    <style:style style:name="T13" style:family="text">
      <style:text-properties fo:color="#008080" style:font-name="Consolas" fo:font-size="9.5pt" style:font-size-asian="9.5pt" fo:background-color="#fffff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a0b00" style:font-style-asian="italic" style:font-style-complex="italic"/>
    </style:style>
    <style:style style:name="T16" style:family="text">
      <style:text-properties fo:font-style="italic" officeooo:rsid="002bb592" style:font-style-asian="italic" style:font-style-complex="italic"/>
    </style:style>
    <style:style style:name="T17" style:family="text">
      <style:text-properties officeooo:rsid="001d828b"/>
    </style:style>
    <style:style style:name="T18" style:family="text">
      <style:text-properties style:font-name="Calibri1" fo:font-size="12pt" fo:font-weight="normal" officeooo:rsid="000cb5f7" style:font-size-asian="12pt" style:font-weight-asian="normal" style:font-size-complex="12pt" style:font-weight-complex="normal"/>
    </style:style>
    <style:style style:name="T19" style:family="text">
      <style:text-properties style:font-name="Calibri1" fo:font-size="12pt" fo:font-weight="bold" officeooo:rsid="000cb5f7" style:font-size-asian="12pt" style:font-weight-asian="bold" style:font-size-complex="12pt" style:font-weight-complex="bold"/>
    </style:style>
    <style:style style:name="T20" style:family="text">
      <style:text-properties style:font-name="Calibri1" fo:font-size="14pt" fo:font-weight="normal" officeooo:rsid="000cb5f7" style:font-size-asian="14pt" style:font-weight-asian="normal" style:font-size-complex="14pt" style:font-weight-complex="normal"/>
    </style:style>
    <style:style style:name="T21" style:family="text">
      <style:text-properties officeooo:rsid="002682c3"/>
    </style:style>
    <style:style style:name="T22" style:family="text">
      <style:text-properties officeooo:rsid="002a0b0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a0b00" style:font-style-asian="normal" style:font-style-complex="normal"/>
    </style:style>
    <style:style style:name="T25" style:family="text">
      <style:text-properties fo:font-style="normal" officeooo:rsid="002bb592" style:font-style-asian="normal" style:font-style-complex="normal"/>
    </style:style>
    <style:style style:name="T26" style:family="text">
      <style:text-properties officeooo:rsid="002bb592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shadow-opacity="100%" draw:ole-draw-aspect="1"/>
    </style:style>
    <style:style style:name="fr4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[" style:num-suffix="]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[" style:num-suffix="]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31634649" text:style-name="Numbering_20_1">
        <text:list-header>
          <text:p text:style-name="P25"><text:span text:style-name="T18">Tomáš Pazdiora (</text:span><text:span text:style-name="T19">xpazdi02</text:span><text:span text:style-name="T18">)</text:span><text:span text:style-name="T20"><text:tab/>ISS Projekt 2017/2018<text:tab/></text:span><text:span text:style-name="T18"><text:date style:data-style-name="N76" text:date-value="2018-01-02T19:54:39.385999822">2. ledna 2018</text:date></text:span></text:p>
        </text:list-header>
        <text:list-item>
          <text:p text:style-name="Sekce">Vzorkovací frekvence<draw:frame draw:style-name="fr1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1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">Vzorkovací frekvence a délka signálu byla získána z hlavičky WAV souboru<text:span text:style-name="T2">[</text:span><text:span text:style-name="T2"><text:note text:id="ftn1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2">][</text:span><text:span text:style-name="T1"><text:note text:id="ftn2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3">]</text:span>.</text:p>
      <text:p text:style-name="P1"/>
      <text:p text:style-name="P1"><draw:frame draw:style-name="fr2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1"><draw:frame draw:style-name="fr2" draw:name="Objekt4" text:anchor-type="as-char" svg:width="2.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1"><draw:frame draw:style-name="fr2" draw:name="Objekt5" text:anchor-type="as-char" svg:width="4.44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195439947218054" text:continue-numbering="true" text:style-name="Numbering_20_1">
        <text:list-item>
          <text:p text:style-name="Sekce">DFT</text:p>
        </text:list-item>
      </text:list>
      <text:p text:style-name="P8"><text:span text:style-name="T8">TODO: IMG</text:span><text:span text:style-name="T6"> </text:span><text:span text:style-name="T5">0 - &gt; Fs/2</text:span></text:p>
      <text:list xml:id="list195440229132217" text:continue-numbering="true" text:style-name="Numbering_20_1">
        <text:list-item>
          <text:p text:style-name="P26">Maximum modulu spektra <draw:frame draw:style-name="fr1" draw:name="Objekt8" text:anchor-type="as-char" svg:width="1.028cm" svg:height="0.531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p>
        </text:list-item>
      </text:list>
      <text:p text:style-name="P3"><draw:frame draw:style-name="fr2" draw:name="Objekt6" text:anchor-type="as-char" svg:width="2.866cm" svg:height="0.531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list xml:id="list195441279840590" text:continue-numbering="true" text:style-name="Numbering_20_1">
        <text:list-item>
          <text:p text:style-name="P26">IIR filtr, <text:span text:style-name="T17">nuly a póly jeho přenosové funkce, stabilita</text:span></text:p>
        </text:list-item>
      </text:list>
      <text:p text:style-name="P6"><text:span text:style-name="T8">TODO: IMG</text:span><text:span text:style-name="T7"> </text:span>H(s), nuly a póly, <text:span text:style-name="T4">stabilita filtru</text:span></text:p>
      <text:p text:style-name="P3"/>
      <text:p text:style-name="P7">Jelikož je modul pólů menší než 1 (jsou unvitř jednotkové kružnice), je filtr stabilní.</text:p>
      <text:list xml:id="list195441549179327" text:continue-numbering="true" text:style-name="Numbering_20_1">
        <text:list-item>
          <text:p text:style-name="P27">Modul kmitočtové charakteristiky IIR filtru</text:p>
        </text:list-item>
      </text:list>
      <text:p text:style-name="P11"><text:span text:style-name="T8">TODO: IMG</text:span><text:span text:style-name="T7"> </text:span>0 - &gt; Fs/2</text:p>
      <text:p text:style-name="P4">typ</text:p>
      <text:list xml:id="list195439864533136" text:continue-numbering="true" text:style-name="Numbering_20_1">
        <text:list-item>
          <text:p text:style-name="P27">Filtrace IIR filtrem a následná DFT</text:p>
        </text:list-item>
      </text:list>
      <text:p text:style-name="P11"><text:span text:style-name="T8">TODO: IMG</text:span><text:span text:style-name="T7"> </text:span>0 - &gt; Fs/2</text:p>
      <text:list xml:id="list195440627847578" text:continue-numbering="true" text:style-name="Numbering_20_1">
        <text:list-item>
          <text:p text:style-name="P27">Maximum modulu spektra filtrovaného signálu <draw:frame draw:style-name="fr1" draw:name="Objekt9" text:anchor-type="as-char" svg:width="1.028cm" svg:height="0.531cm" draw:z-index="8"><draw:object xlink:href="./Object 9" xlink:type="simple" xlink:show="embed" xlink:actuate="onLoad"/><draw:image xlink:href="./ObjectReplacements/Object 9" xlink:type="simple" xlink:show="embed" xlink:actuate="onLoad"/><svg:desc>vzorec</svg:desc></draw:frame></text:p>
        </text:list-item>
      </text:list>
      <text:p text:style-name="P4"><draw:frame draw:style-name="fr2" draw:name="Objekt7" text:anchor-type="as-char" svg:width="3.134cm" svg:height="0.531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p>
      <text:list xml:id="list195439682183285" text:continue-numbering="true" text:style-name="Numbering_20_1">
        <text:list-item>
          <text:p text:style-name="P27">Pozice přimíchaného obdélníkového signálu <draw:frame draw:style-name="fr1" draw:name="Objekt12" text:anchor-type="as-char" svg:width="0.986cm" svg:height="0.531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<text:s/>(20ms, 50% DCL, 4kHz)</text:p>
        </text:list-item>
      </text:list>
      <text:p text:style-name="P12"><draw:frame draw:style-name="fr2" draw:name="Objekt10" text:anchor-type="as-char" svg:width="3.447cm" svg:height="0.531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/text:p>
      <text:p text:style-name="P12"><draw:frame draw:style-name="fr2" draw:name="Objekt11" text:anchor-type="as-char" svg:width="3.969cm" svg:height="0.531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</text:p>
      <text:p text:style-name="P17">Pozice byla nalezena pomocí konvoluce s FIR filtrem, jehož koeficienty odpovídaly hledanému signálu, a následného nalezení <text:span text:style-name="T21">pozice</text:span> absolutního maxima <text:span text:style-name="T21">tohoto</text:span> signálu.</text:p>
      <text:list xml:id="list195440063362375" text:continue-numbering="true" text:style-name="Numbering_20_1">
        <text:list-item>
          <text:p text:style-name="P27"><text:soft-page-break/>Autokorelační koeficienty</text:p>
        </text:list-item>
      </text:list>
      <text:p text:style-name="P9">TODO: IMG</text:p>
      <text:list xml:id="list195439729115812" text:continue-numbering="true" text:style-name="Numbering_20_1">
        <text:list-item>
          <text:p text:style-name="P27">Autokorelační koeficient <draw:frame draw:style-name="fr3" draw:name="Objekt15" text:anchor-type="as-char" svg:width="1.067cm" svg:height="0.402cm" draw:z-index="15"><draw:object xlink:href="./Object 15" xlink:type="simple" xlink:show="embed" xlink:actuate="onLoad"/><draw:image xlink:href="./ObjectReplacements/Object 15" xlink:type="simple" xlink:show="embed" xlink:actuate="onLoad"/><svg:desc>vzorec</svg:desc></draw:frame></text:p>
        </text:list-item>
      </text:list>
      <text:p text:style-name="P12"><draw:frame draw:style-name="fr2" draw:name="Objekt13" text:anchor-type="as-char" svg:width="3.618cm" svg:height="0.482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p>
      <text:list xml:id="list195440783935049" text:continue-numbering="true" text:style-name="Numbering_20_1">
        <text:list-item>
          <text:p text:style-name="P28">Časový odhad sdružené funkce hustoty rozdělení pravděpodobnosti</text:p>
        </text:list-item>
      </text:list>
      <text:p text:style-name="P9">TODO: IMG</text:p>
      <text:list xml:id="list195440677773817" text:continue-numbering="true" text:style-name="Numbering_20_1">
        <text:list-item>
          <text:p text:style-name="P28">Ověření odhadnuté sdružené funkce hustoty rozdělení pravděpodobnosti integrací</text:p>
        </text:list-item>
      </text:list>
      <text:p text:style-name="P14"><text:span text:style-name="T9">double</text:span><text:span text:style-name="T10"> integration = 0.0;</text:span></text:p>
      <text:p text:style-name="Standard"><text:span text:style-name="T9">for</text:span><text:span text:style-name="T10"> (</text:span><text:span text:style-name="T9">int</text:span><text:span text:style-name="T10"> x2 = 0; x2 &lt; jpdf.size(); x2++) {</text:span></text:p>
      <text:p text:style-name="Standard"><text:span text:style-name="T10"><text:tab/></text:span><text:span text:style-name="T9">for</text:span><text:span text:style-name="T10"> (</text:span><text:span text:style-name="T9">int</text:span><text:span text:style-name="T10"> x1 = 0; x1 &lt; </text:span><text:span text:style-name="T11">JointProbabilityDensity</text:span><text:span text:style-name="T13">[</text:span><text:span text:style-name="T10">x2</text:span><text:span text:style-name="T13">]</text:span><text:span text:style-name="T10">.size(); x1++) {</text:span></text:p>
      <text:p text:style-name="P15"><text:span text:style-name="T10"><text:tab/><text:tab/>integration += </text:span><text:span text:style-name="T11">JointProbabilityDensity</text:span><text:span text:style-name="T13">[</text:span><text:span text:style-name="T10">x2</text:span><text:span text:style-name="T13">][</text:span><text:span text:style-name="T10">x1</text:span><text:span text:style-name="T13">]</text:span><text:span text:style-name="T10"> * </text:span><text:span text:style-name="T11">Area</text:span><text:span text:style-name="T10">;</text:span></text:p>
      <text:p text:style-name="Standard"><text:span text:style-name="T10"><text:tab/>}</text:span></text:p>
      <text:p text:style-name="P14"><text:span text:style-name="T10">}</text:span></text:p>
      <text:p text:style-name="P14"><text:span text:style-name="T10"/></text:p>
      <text:p text:style-name="Footer">Po spuštění programu je hodnota proměnné <text:span text:style-name="T10">integration</text:span> rovna <text:s/>jedné<text:span text:style-name="T12">. Jedná se tedy o správnou sdruženou funkci hustoty rozdělení pravděpodobnosti.</text:span></text:p>
      <text:list xml:id="list195439551396935" text:continue-numbering="true" text:style-name="Numbering_20_1">
        <text:list-item>
          <text:p text:style-name="P29">Výpočet autokorelačního koeficientu <draw:frame draw:style-name="fr3" draw:name="Objekt16" text:anchor-type="as-char" svg:width="1.067cm" svg:height="0.402cm" draw:z-index="14"><draw:object xlink:href="./Object 16" xlink:type="simple" xlink:show="embed" xlink:actuate="onLoad"/><draw:image xlink:href="./ObjectReplacements/Object 16" xlink:type="simple" xlink:show="embed" xlink:actuate="onLoad"/><svg:desc>vzorec</svg:desc></draw:frame><text:s/>z odhadu funkce hustoty rozdělení pravděpodobnosti</text:p>
        </text:list-item>
      </text:list>
      <text:p text:style-name="P13"><draw:frame draw:style-name="fr2" draw:name="Objekt14" text:anchor-type="as-char" svg:width="3.607cm" svg:height="0.482cm" draw:z-index="13"><draw:object xlink:href="./Object 14" xlink:type="simple" xlink:show="embed" xlink:actuate="onLoad"/><draw:image xlink:href="./ObjectReplacements/Object 14" xlink:type="simple" xlink:show="embed" xlink:actuate="onLoad"/><svg:desc>vzorec</svg:desc></draw:frame></text:p>
      <text:p text:style-name="P16">Vypočtený koeficient <draw:frame draw:style-name="fr3" draw:name="Objekt17" text:anchor-type="as-char" svg:width="1.067cm" svg:height="0.402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text:s/>z odhadu funkce hustoty rozdělení pravděpodobnosti se od autokorelačního koeficientu liší, jelikož se jedná o časový odhad hustoty rozdělení pravděpodobnosti a nikoliv o odhad z více realizací.</text:p>
      <text:p text:style-name="Horizontal_20_Line"/>
      <text:p text:style-name="P18">Program pro projekt realizující výše uvedené výpočty je psán v C++, bez využití jakýchkoliv 3rd party knihoven. DFT je implementována se složitostí <draw:frame draw:style-name="fr4" draw:name="Objekt18" text:anchor-type="as-char" svg:width="1.041cm" svg:height="0.466cm" draw:z-index="17"><draw:object xlink:href="./Object 18" xlink:type="simple" xlink:show="embed" xlink:actuate="onLoad"/><draw:image xlink:href="./ObjectReplacements/Object 18" xlink:type="simple" xlink:show="embed" xlink:actuate="onLoad"/><svg:desc>vzorec</svg:desc></draw:frame>. <text:s/>Veřejný git repozitář pro projekt je dostupný na adrese: <text:a xlink:type="simple" xlink:href="https://github.com/Aroidzap/VUT-FIT-ISS-Project-2017-2018" text:style-name="Internet_20_link" text:visited-style-name="Visited_20_Internet_20_Link">https://github.com/Aroidzap/VUT-FIT-ISS-Project-2017-2018</text:a>.</text:p>
      <text:p text:style-name="P24">Použitá literatura:</text:p>
      <text:list xml:id="list768286836" text:style-name="L1">
        <text:list-item>
          <text:p text:style-name="P22"><text:span text:style-name="T25">Jan Černocký</text:span><text:span text:style-name="T24">, </text:span><text:span text:style-name="T15">ISS - Signály a Systémy</text:span><text:span text:style-name="T22">, podklady k přednáškám, 2015, </text:span><text:a xlink:type="simple" xlink:href="https://www.fit.vutbr.cz/study/courses/ISS/public/NEW_PRED/" text:style-name="Internet_20_link" text:visited-style-name="Visited_20_Internet_20_Link"><text:span text:style-name="T22">https://www.fit.vutbr.cz/study/courses/ISS/public/NEW_PRED/</text:span></text:a></text:p>
        </text:list-item>
        <text:list-item>
          <text:p text:style-name="P22"><text:span text:style-name="T26">Anonymní autor, </text:span><text:span text:style-name="T16">WAV (RIFF) audio file, </text:span><text:span text:style-name="T25">získáno v prosinci 2017</text:span><text:span text:style-name="T26">, </text:span><text:a xlink:type="simple" xlink:href="http://www.topherlee.com/software/pcm-tut-wavformat.html" text:style-name="Internet_20_link" text:visited-style-name="Visited_20_Internet_20_Link">http://www.topherlee.com/software/pcm-tut-wavformat.html</text:a></text:p>
        </text:list-item>
        <text:list-item>
          <text:p text:style-name="P22">Craig Stuart Sapp, <text:span text:style-name="T14">WAVE PCM soundfile format</text:span>, získáno v prosinci 2017, <text:a xlink:type="simple" xlink:href="http://soundfile.sapp.org/doc/WaveFormat/" text:style-name="Internet_20_link" text:visited-style-name="Visited_20_Internet_20_Link">http://soundfile.sapp.org/doc/WaveFormat/</text:a></text:p>
        </text:list-item>
      </text:list>
      <text:p text:style-name="P19">Použitý software:</text:p>
      <text:list xml:id="list3299110552" text:style-name="L2">
        <text:list-item>
          <text:p text:style-name="P20">Microsoft Corporation, <text:span text:style-name="T14">Visual Studio Community 2017</text:span>, 15.5.2, December 14, 2017, <text:a xlink:type="simple" xlink:href="https://www.visualstudio.com/cs/vs/community/" text:style-name="Internet_20_link" text:visited-style-name="Visited_20_Internet_20_Link">https://www.visualstudio.com/cs/vs/community/</text:a></text:p>
        </text:list-item>
      </text:list>
      <text:p text:style-name="P21">Použit<text:span text:style-name="T22">é</text:span> s<text:span text:style-name="T22">lužby</text:span>:</text:p>
      <text:list xml:id="list2350170670" text:style-name="L3">
        <text:list-item>
          <text:p text:style-name="P23">Plotly, <text:span text:style-name="T14">Plotly</text:span><text:span text:style-name="T23">, online data analytics and visualization tool, 2017, </text:span><text:a xlink:type="simple" xlink:href="https://plot.ly/" text:style-name="Internet_20_link" text:visited-style-name="Visited_20_Internet_20_Link"><text:span text:style-name="T23">https://plot.ly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fo:margin-top="0cm" fo:margin-bottom="0.6cm" loext:contextual-spacing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ecbc6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33S</meta:editing-duration>
    <meta:editing-cycles>19</meta:editing-cycles>
    <meta:generator>LibreOffice/5.4.3.2$Windows_X86_64 LibreOffice_project/92a7159f7e4af62137622921e809f8546db437e5</meta:generator>
    <dc:date>2018-01-02T19:52:14.409000000</dc:date>
    <meta:document-statistic meta:table-count="0" meta:image-count="0" meta:object-count="18" meta:page-count="2" meta:paragraph-count="54" meta:word-count="351" meta:character-count="2677" meta:non-whitespace-character-count="23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10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0,529813</mn>
      </mrow>
      <mrow>
        <mo fence="true" stretchy="false">[</mo>
        <mrow>
          <mi>s</mi>
        </mrow>
        <mo fence="true" stretchy="false">]</mo>
      </mrow>
    </mrow>
    <annotation encoding="StarMath 5.0">t_signal = 0,529813 [s]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8</mn>
      </mrow>
      <mn>477</mn>
      <mrow>
        <mo fence="true" stretchy="false">[</mo>
        <mrow>
          <mi mathvariant="italic">samples</mi>
        </mrow>
        <mo fence="true" stretchy="false">]</mo>
      </mrow>
    </mrow>
    <annotation encoding="StarMath 5.0">t_signal = 8 477 [samples]</annotation>
  </semantics>
</math>
</file>

<file path=Object 12/content.xml><?xml version="1.0" encoding="utf-8"?>
<math xmlns="http://www.w3.org/1998/Math/MathML" display="block">
  <semantics>
    <msub>
      <mi>t</mi>
      <mi mathvariant="italic">signal</mi>
    </msub>
    <annotation encoding="StarMath 5.0">t_signal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33644</mn>
      </mrow>
    </mrow>
    <annotation encoding="StarMath 5.0">R[10] = 0.00633644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42209</mn>
      </mrow>
    </mrow>
    <annotation encoding="StarMath 5.0">R[10] = 0.00642209</annotation>
  </semantics>
</math>
</file>

<file path=Object 15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6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1,00</mn>
      </mrow>
      <mrow>
        <mo fence="true" stretchy="false">[</mo>
        <mrow>
          <mi>s</mi>
        </mrow>
        <mo fence="true" stretchy="false">]</mo>
      </mrow>
    </mrow>
    <annotation encoding="StarMath 5.0">length = 1,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16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16 000 [samples]</annotation>
  </semantics>
</math>
</file>

<file path=Object 6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00</mn>
      </mrow>
      <mrow>
        <mo fence="true" stretchy="false">[</mo>
        <mrow>
          <mi mathvariant="italic">Hz</mi>
        </mrow>
        <mo fence="true" stretchy="false">]</mo>
      </mrow>
    </mrow>
    <annotation encoding="StarMath 5.0">F_peak = 400 [Hz]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</mn>
      </mrow>
      <mn>769</mn>
      <mrow>
        <mo fence="true" stretchy="false">[</mo>
        <mrow>
          <mi mathvariant="italic">Hz</mi>
        </mrow>
        <mo fence="true" stretchy="false">]</mo>
      </mrow>
    </mrow>
    <annotation encoding="StarMath 5.0">F_peak = 4 769 [Hz]</annotation>
  </semantics>
</math>
</file>

<file path=Object 8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

<file path=Object 9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